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e8cb" draw:textarea-horizontal-align="justify" draw:textarea-vertical-align="middle" draw:auto-grow-height="false" fo:min-height="20.75cm" fo:min-width="4.262cm"/>
      <style:paragraph-properties style:writing-mode="lr-tb"/>
    </style:style>
    <style:style style:name="gr2" style:family="graphic" style:parent-style-name="standard" style:list-style-name="L1">
      <style:graphic-properties draw:fill-color="#ffd8ce" draw:textarea-horizontal-align="justify" draw:textarea-vertical-align="middle" draw:auto-grow-height="false" fo:min-height="20.75cm" fo:min-width="4.262cm"/>
      <style:paragraph-properties style:writing-mode="lr-tb"/>
    </style:style>
    <style:style style:name="gr3" style:family="graphic" style:parent-style-name="standard" style:list-style-name="L1">
      <style:graphic-properties draw:fill-color="#f6f9d4" draw:textarea-horizontal-align="justify" draw:textarea-vertical-align="middle" draw:auto-grow-height="false" fo:min-height="20.75cm" fo:min-width="4.262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20.75cm" fo:min-width="4.262cm"/>
      <style:paragraph-properties style:writing-mode="lr-tb"/>
    </style:style>
    <style:style style:name="gr5" style:family="graphic" style:parent-style-name="standard">
      <style:graphic-properties draw:fill-color="#e0c2cd" draw:textarea-horizontal-align="justify" draw:textarea-vertical-align="middle" draw:auto-grow-height="false" fo:min-height="20.75cm" fo:min-width="4.262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0.75cm" fo:min-width="5.388cm"/>
      <style:paragraph-properties style:writing-mode="lr-tb"/>
    </style:style>
    <style:style style:name="gr7" style:family="graphic" style:parent-style-name="standard">
      <style:graphic-properties svg:stroke-color="#2a6099" draw:fill-color="#dee6ef" draw:textarea-horizontal-align="justify" draw:textarea-vertical-align="middle" draw:auto-grow-height="false" fo:min-height="0.902cm" fo:min-width="3.945cm"/>
      <style:paragraph-properties style:writing-mode="lr-tb"/>
    </style:style>
    <style:style style:name="gr8" style:family="graphic" style:parent-style-name="standard">
      <style:graphic-properties svg:stroke-color="#2a6099" draw:fill-color="#dee6ef" draw:textarea-horizontal-align="justify" draw:textarea-vertical-align="middle" draw:auto-grow-height="false" fo:min-height="0.89cm" fo:min-width="3.945cm"/>
      <style:paragraph-properties style:writing-mode="lr-tb"/>
    </style:style>
    <style:style style:name="gr9" style:family="graphic" style:parent-style-name="standard">
      <style:graphic-properties svg:stroke-color="#2a6099" draw:fill-color="#dee6ef" draw:textarea-horizontal-align="justify" draw:textarea-vertical-align="middle" draw:auto-grow-height="false" fo:min-height="0.882cm" fo:min-width="3.945cm"/>
      <style:paragraph-properties style:writing-mode="lr-tb"/>
    </style:style>
    <style:style style:name="gr10" style:family="graphic" style:parent-style-name="standard">
      <style:graphic-properties svg:stroke-color="#2a6099" draw:fill-color="#dee6ef" draw:textarea-horizontal-align="justify" draw:textarea-vertical-align="middle" draw:auto-grow-height="false" fo:min-height="0.885cm" fo:min-width="3.945cm"/>
      <style:paragraph-properties style:writing-mode="lr-tb"/>
    </style:style>
    <style:style style:name="gr11" style:family="graphic" style:parent-style-name="standard">
      <style:graphic-properties svg:stroke-color="#2a6099" draw:fill-color="#dee6ef" draw:textarea-horizontal-align="justify" draw:textarea-vertical-align="middle" draw:auto-grow-height="false" fo:min-height="0.92cm" fo:min-width="3.945cm"/>
      <style:paragraph-properties style:writing-mode="lr-tb"/>
    </style:style>
    <style:style style:name="gr12" style:family="graphic" style:parent-style-name="standard">
      <style:graphic-properties draw:fill-color="#ffdbb6" draw:textarea-horizontal-align="justify" draw:textarea-vertical-align="middle" draw:auto-grow-height="false" fo:min-height="0.31cm" fo:min-width="19.503cm"/>
      <style:paragraph-properties style:writing-mode="lr-tb"/>
    </style:style>
    <style:style style:name="gr13" style:family="graphic" style:parent-style-name="standard">
      <style:graphic-properties svg:stroke-color="#2a6099" draw:fill-color="#ffffd7" draw:textarea-horizontal-align="justify" draw:textarea-vertical-align="middle" draw:auto-grow-height="false" fo:min-height="0.902cm" fo:min-width="3.945cm"/>
      <style:paragraph-properties style:writing-mode="lr-tb"/>
    </style:style>
    <style:style style:name="gr14" style:family="graphic" style:parent-style-name="standard">
      <style:graphic-properties svg:stroke-color="#2a6099" draw:fill-color="#fff5ce" draw:textarea-horizontal-align="justify" draw:textarea-vertical-align="middle" draw:auto-grow-height="false" fo:min-height="0.882cm" fo:min-width="3.945cm"/>
      <style:paragraph-properties style:writing-mode="lr-tb"/>
    </style:style>
    <style:style style:name="gr15" style:family="graphic" style:parent-style-name="standard">
      <style:graphic-properties svg:stroke-color="#2a6099" draw:fill-color="#fff5ce" draw:textarea-horizontal-align="justify" draw:textarea-vertical-align="middle" draw:auto-grow-height="false" fo:min-height="0.885cm" fo:min-width="3.945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</style:style>
    <style:style style:name="gr20" style:family="graphic" style:parent-style-name="objectwithoutfill">
      <style:graphic-properties draw:marker-end="Arrowheads_20_5" draw:marker-end-width="0.3cm" draw:fill="none" draw:textarea-vertical-align="middle"/>
    </style:style>
    <style:style style:name="gr21" style:family="graphic" style:parent-style-name="objectwithoutfill">
      <style:graphic-properties draw:marker-end="Arrowheads_20_6" draw:marker-end-width="0.3cm" draw:fill="none" draw:textarea-vertical-align="middle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0.31cm" fo:min-width="19.503cm"/>
      <style:paragraph-properties style:writing-mode="lr-tb"/>
    </style:style>
    <style:style style:name="gr23" style:family="graphic" style:parent-style-name="standard">
      <style:graphic-properties draw:fill-color="#f7d1d5" draw:textarea-horizontal-align="justify" draw:textarea-vertical-align="middle" draw:auto-grow-height="false" fo:min-height="0.31cm" fo:min-width="19.503cm"/>
      <style:paragraph-properties style:writing-mode="lr-tb"/>
    </style:style>
    <style:style style:name="gr24" style:family="graphic" style:parent-style-name="standard">
      <style:graphic-properties draw:fill-color="#f6f9d4" draw:textarea-horizontal-align="justify" draw:textarea-vertical-align="middle" draw:auto-grow-height="false" fo:min-height="0.31cm" fo:min-width="19.503cm"/>
      <style:paragraph-properties style:writing-mode="lr-tb"/>
    </style:style>
    <style:style style:name="gr25" style:family="graphic" style:parent-style-name="objectwithoutfill">
      <style:graphic-properties draw:marker-end="Arrowheads_20_8" draw:marker-end-width="0.3cm" draw:fill="none" draw:textarea-vertical-align="middle"/>
    </style:style>
    <style:style style:name="gr26" style:family="graphic" style:parent-style-name="standard">
      <style:graphic-properties svg:stroke-color="#2a6099" draw:fill-color="#dde8cb" draw:textarea-horizontal-align="justify" draw:textarea-vertical-align="middle" draw:auto-grow-height="false" fo:min-height="0.902cm" fo:min-width="3.31cm"/>
      <style:paragraph-properties style:writing-mode="lr-tb"/>
    </style:style>
    <style:style style:name="gr27" style:family="graphic" style:parent-style-name="standard">
      <style:graphic-properties svg:stroke-color="#2a6099" draw:fill-color="#dde8cb" draw:textarea-horizontal-align="justify" draw:textarea-vertical-align="middle" draw:auto-grow-height="false" fo:min-height="0.89cm" fo:min-width="3.31cm"/>
      <style:paragraph-properties style:writing-mode="lr-tb"/>
    </style:style>
    <style:style style:name="gr28" style:family="graphic" style:parent-style-name="standard">
      <style:graphic-properties svg:stroke-color="#2a6099" draw:fill-color="#dde8cb" draw:textarea-horizontal-align="justify" draw:textarea-vertical-align="middle" draw:auto-grow-height="false" fo:min-height="0.882cm" fo:min-width="3.31cm"/>
      <style:paragraph-properties style:writing-mode="lr-tb"/>
    </style:style>
    <style:style style:name="gr29" style:family="graphic" style:parent-style-name="standard">
      <style:graphic-properties svg:stroke-color="#2a6099" draw:fill-color="#dde8cb" draw:textarea-horizontal-align="justify" draw:textarea-vertical-align="middle" draw:auto-grow-height="false" fo:min-height="0.885cm" fo:min-width="3.31cm"/>
      <style:paragraph-properties style:writing-mode="lr-tb"/>
    </style:style>
    <style:style style:name="gr30" style:family="graphic" style:parent-style-name="standard">
      <style:graphic-properties svg:stroke-color="#2a6099" draw:fill-color="#dde8cb" draw:textarea-horizontal-align="justify" draw:textarea-vertical-align="middle" draw:auto-grow-height="false" fo:min-height="0.92cm" fo:min-width="3.31cm"/>
      <style:paragraph-properties style:writing-mode="lr-tb"/>
    </style:style>
    <style:style style:name="gr31" style:family="graphic" style:parent-style-name="standard">
      <style:graphic-properties svg:stroke-color="#2a6099" draw:fill-color="#fff5ce" draw:textarea-horizontal-align="justify" draw:textarea-vertical-align="middle" draw:auto-grow-height="false" fo:min-height="0.585cm" fo:min-width="3.945cm"/>
      <style:paragraph-properties style:writing-mode="lr-tb"/>
    </style:style>
    <style:style style:name="gr32" style:family="graphic" style:parent-style-name="objectwithoutfill">
      <style:graphic-properties draw:marker-end="Arrowheads_20_9" draw:marker-end-width="0.3cm" draw:fill="none" draw:fill-color="#fff5ce" draw:textarea-vertical-align="middle"/>
    </style:style>
    <style:style style:name="gr33" style:family="graphic" style:parent-style-name="objectwithoutfill">
      <style:graphic-properties draw:marker-end="Arrowheads_20_10" draw:marker-end-width="0.3cm" draw:fill="none" draw:fill-color="#fff5ce" draw:textarea-vertical-align="middle"/>
    </style:style>
    <style:style style:name="gr34" style:family="graphic" style:parent-style-name="objectwithoutfill">
      <style:graphic-properties draw:marker-end="Arrowheads_20_12" draw:marker-end-width="0.3cm" draw:fill="none" draw:fill-color="#fff5ce" draw:textarea-vertical-align="middle"/>
    </style:style>
    <style:style style:name="gr35" style:family="graphic" style:parent-style-name="objectwithoutfill">
      <style:graphic-properties draw:marker-end="Arrowheads_20_13" draw:marker-end-width="0.3cm" draw:fill="none" draw:fill-color="#fff5ce" draw:textarea-vertical-align="middle"/>
    </style:style>
    <style:style style:name="gr36" style:family="graphic" style:parent-style-name="objectwithoutfill">
      <style:graphic-properties draw:marker-end="Arrowheads_20_14" draw:marker-end-width="0.3cm" draw:fill="none" draw:fill-color="#fff5ce" draw:textarea-vertical-align="middle"/>
    </style:style>
    <style:style style:name="gr37" style:family="graphic" style:parent-style-name="objectwithoutfill">
      <style:graphic-properties draw:marker-end="Arrowheads_20_15" draw:marker-end-width="0.3cm" draw:fill="none" draw:fill-color="#fff5ce" draw:textarea-vertical-align="middle"/>
    </style:style>
    <style:style style:name="gr38" style:family="graphic" style:parent-style-name="objectwithoutfill">
      <style:graphic-properties draw:marker-end="Arrowheads_20_16" draw:marker-end-width="0.3cm" draw:fill="none" draw:fill-color="#fff5ce" draw:textarea-vertical-align="middle"/>
    </style:style>
    <style:style style:name="gr39" style:family="graphic" style:parent-style-name="objectwithoutfill">
      <style:graphic-properties draw:marker-end="Arrowheads_20_17" draw:marker-end-width="0.3cm" draw:fill="none" draw:fill-color="#fff5ce" draw:textarea-vertical-align="middle"/>
    </style:style>
    <style:style style:name="gr40" style:family="graphic" style:parent-style-name="objectwithoutfill">
      <style:graphic-properties draw:marker-end="Arrowheads_20_18" draw:marker-end-width="0.3cm" draw:fill="none" draw:fill-color="#fff5ce" draw:textarea-vertical-align="middle"/>
    </style:style>
    <style:style style:name="gr41" style:family="graphic" style:parent-style-name="objectwithoutfill">
      <style:graphic-properties draw:marker-end="Arrowheads_20_19" draw:marker-end-width="0.3cm" draw:fill="none" draw:fill-color="#fff5ce" draw:textarea-vertical-align="middle"/>
    </style:style>
    <style:style style:name="gr42" style:family="graphic" style:parent-style-name="objectwithoutfill">
      <style:graphic-properties draw:marker-end="Arrowheads_20_20" draw:marker-end-width="0.3cm" draw:fill="none" draw:fill-color="#fff5ce" draw:textarea-vertical-align="middle"/>
    </style:style>
    <style:style style:name="gr43" style:family="graphic" style:parent-style-name="objectwithoutfill">
      <style:graphic-properties draw:marker-end="Arrowheads_20_21" draw:marker-end-width="0.3cm" draw:fill="none" draw:fill-color="#fff5ce" draw:textarea-vertical-align="middle"/>
    </style:style>
    <style:style style:name="gr44" style:family="graphic" style:parent-style-name="objectwithoutfill">
      <style:graphic-properties draw:marker-end="Arrowheads_20_22" draw:marker-end-width="0.3cm" draw:fill="none" draw:fill-color="#fff5ce" draw:textarea-vertical-align="middle"/>
    </style:style>
    <style:style style:name="gr45" style:family="graphic" style:parent-style-name="objectwithoutfill">
      <style:graphic-properties draw:marker-end="Arrowheads_20_23" draw:marker-end-width="0.3cm" draw:fill="none" draw:fill-color="#fff5ce" draw:textarea-vertical-align="middle"/>
    </style:style>
    <style:style style:name="gr46" style:family="graphic" style:parent-style-name="objectwithoutfill">
      <style:graphic-properties draw:marker-end="Arrowheads_20_24" draw:marker-end-width="0.3cm" draw:fill="none" draw:fill-color="#fff5ce" draw:textarea-vertical-align="middle"/>
    </style:style>
    <style:style style:name="gr47" style:family="graphic" style:parent-style-name="objectwithoutfill">
      <style:graphic-properties draw:marker-end="Arrowheads_20_25" draw:marker-end-width="0.3cm" draw:fill="none" draw:fill-color="#fff5ce" draw:textarea-vertical-align="middle"/>
    </style:style>
    <style:style style:name="gr48" style:family="graphic" style:parent-style-name="standard">
      <style:graphic-properties svg:stroke-color="#2a6099" draw:fill-color="#dde8cb" draw:textarea-horizontal-align="justify" draw:textarea-vertical-align="middle" draw:auto-grow-height="false" fo:min-height="4.83cm" fo:min-width="3.31cm"/>
      <style:paragraph-properties style:writing-mode="lr-tb"/>
    </style:style>
    <style:style style:name="gr49" style:family="graphic" style:parent-style-name="standard">
      <style:graphic-properties svg:stroke-color="#2a6099" draw:fill-color="#dde8cb" draw:textarea-horizontal-align="justify" draw:textarea-vertical-align="middle" draw:auto-grow-height="false" fo:min-height="2.353cm" fo:min-width="2.345cm"/>
      <style:paragraph-properties style:writing-mode="lr-tb"/>
    </style:style>
    <style:style style:name="gr50" style:family="graphic" style:parent-style-name="standard">
      <style:graphic-properties svg:stroke-color="#2a6099" draw:fill-color="#dde8cb" draw:textarea-horizontal-align="justify" draw:textarea-vertical-align="middle" draw:auto-grow-height="false" fo:min-height="2.353cm" fo:min-width="2.282cm"/>
      <style:paragraph-properties style:writing-mode="lr-tb"/>
    </style:style>
    <style:style style:name="gr51" style:family="graphic" style:parent-style-name="standard">
      <style:graphic-properties svg:stroke-color="#2a6099" draw:fill-color="#dde8cb" draw:textarea-horizontal-align="justify" draw:textarea-vertical-align="middle" draw:auto-grow-height="false" fo:min-height="2.227cm" fo:min-width="3.31cm"/>
      <style:paragraph-properties style:writing-mode="lr-tb"/>
    </style:style>
    <style:style style:name="gr52" style:family="graphic" style:parent-style-name="standard">
      <style:graphic-properties svg:stroke-color="#2a6099" draw:fill-color="#dde8cb" draw:textarea-horizontal-align="justify" draw:textarea-vertical-align="middle" draw:auto-grow-height="false" fo:min-height="3.44cm" fo:min-width="3.31cm"/>
      <style:paragraph-properties style:writing-mode="lr-tb"/>
    </style:style>
    <style:style style:name="gr53" style:family="graphic" style:parent-style-name="objectwithoutfill">
      <style:graphic-properties draw:marker-end="Arrowheads_20_26" draw:marker-end-width="0.3cm" draw:fill="none" draw:fill-color="#fff5ce" draw:textarea-vertical-align="middle"/>
    </style:style>
    <style:style style:name="gr54" style:family="graphic" style:parent-style-name="objectwithoutfill">
      <style:graphic-properties draw:marker-end="Arrowheads_20_27" draw:marker-end-width="0.3cm" draw:fill="none" draw:fill-color="#fff5ce" draw:textarea-vertical-align="middle"/>
    </style:style>
    <style:style style:name="gr55" style:family="graphic" style:parent-style-name="objectwithoutfill">
      <style:graphic-properties draw:marker-end="Arrowheads_20_29" draw:marker-end-width="0.3cm" draw:fill="none" draw:fill-color="#fff5ce" draw:textarea-vertical-align="middle"/>
    </style:style>
    <style:style style:name="gr56" style:family="graphic" style:parent-style-name="objectwithoutfill">
      <style:graphic-properties draw:marker-end="Arrowheads_20_30" draw:marker-end-width="0.3cm" draw:fill="none" draw:fill-color="#fff5ce" draw:textarea-vertical-align="middle"/>
    </style:style>
    <style:style style:name="gr57" style:family="graphic" style:parent-style-name="objectwithoutfill">
      <style:graphic-properties draw:marker-end="Arrowheads_20_31" draw:marker-end-width="0.3cm" draw:fill="none" draw:fill-color="#fff5ce" draw:textarea-vertical-align="middle"/>
    </style:style>
    <style:style style:name="gr58" style:family="graphic" style:parent-style-name="objectwithoutfill">
      <style:graphic-properties draw:marker-end="Arrowheads_20_32" draw:marker-end-width="0.3cm" draw:fill="none" draw:fill-color="#fff5ce" draw:textarea-vertical-align="middle"/>
    </style:style>
    <style:style style:name="gr59" style:family="graphic" style:parent-style-name="objectwithoutfill">
      <style:graphic-properties draw:marker-end="Arrowheads_20_33" draw:marker-end-width="0.3cm" draw:fill="none" draw:fill-color="#fff5ce" draw:textarea-vertical-align="middle"/>
    </style:style>
    <style:style style:name="gr60" style:family="graphic" style:parent-style-name="objectwithoutfill">
      <style:graphic-properties draw:marker-end="Arrowheads_20_35" draw:marker-end-width="0.3cm" draw:fill="none" draw:fill-color="#fff5ce" draw:textarea-vertical-align="middle"/>
    </style:style>
    <style:style style:name="gr61" style:family="graphic" style:parent-style-name="objectwithoutfill">
      <style:graphic-properties draw:marker-end="Arrowheads_20_36" draw:marker-end-width="0.3cm" draw:fill="none" draw:fill-color="#fff5ce" draw:textarea-vertical-align="middle"/>
    </style:style>
    <style:style style:name="gr62" style:family="graphic" style:parent-style-name="objectwithoutfill">
      <style:graphic-properties draw:marker-end="Arrowheads_20_38" draw:marker-end-width="0.3cm" draw:fill="none" draw:fill-color="#fff5ce" draw:textarea-vertical-align="middle"/>
    </style:style>
    <style:style style:name="gr63" style:family="graphic" style:parent-style-name="objectwithoutfill">
      <style:graphic-properties draw:marker-end="Arrowheads_20_39" draw:marker-end-width="0.3cm" draw:fill="none" draw:fill-color="#fff5ce" draw:textarea-vertical-align="middle"/>
    </style:style>
    <style:style style:name="gr64" style:family="graphic" style:parent-style-name="objectwithoutfill">
      <style:graphic-properties draw:marker-end="Arrowheads_20_40" draw:marker-end-width="0.3cm" draw:fill="none" draw:fill-color="#fff5ce" draw:textarea-vertical-align="middle"/>
    </style:style>
    <style:style style:name="gr65" style:family="graphic" style:parent-style-name="objectwithoutfill">
      <style:graphic-properties draw:marker-end="Arrowheads_20_41" draw:marker-end-width="0.3cm" draw:fill="none" draw:fill-color="#fff5ce" draw:textarea-vertical-align="middle"/>
    </style:style>
    <style:style style:name="gr66" style:family="graphic" style:parent-style-name="objectwithoutfill">
      <style:graphic-properties draw:marker-end="Arrowheads_20_42" draw:marker-end-width="0.3cm" draw:fill="none" draw:fill-color="#fff5ce" draw:textarea-vertical-align="middle"/>
    </style:style>
    <style:style style:name="gr67" style:family="graphic" style:parent-style-name="objectwithoutfill">
      <style:graphic-properties draw:marker-end="Arrowheads_20_43" draw:marker-end-width="0.3cm" draw:fill="none" draw:fill-color="#fff5ce" draw:textarea-vertical-align="middle"/>
    </style:style>
    <style:style style:name="gr68" style:family="graphic" style:parent-style-name="objectwithoutfill">
      <style:graphic-properties draw:marker-end="Arrowheads_20_44" draw:marker-end-width="0.3cm" draw:fill="none" draw:fill-color="#fff5ce" draw:textarea-vertical-align="middle"/>
    </style:style>
    <style:style style:name="gr69" style:family="graphic" style:parent-style-name="objectwithoutfill">
      <style:graphic-properties draw:marker-end="Arrowheads_20_45" draw:marker-end-width="0.3cm" draw:fill="none" draw:fill-color="#fff5ce" draw:textarea-vertical-align="middle"/>
    </style:style>
    <style:style style:name="gr70" style:family="graphic" style:parent-style-name="objectwithoutfill">
      <style:graphic-properties draw:marker-end="Arrowheads_20_46" draw:marker-end-width="0.3cm" draw:fill="none" draw:fill-color="#fff5ce" draw:textarea-vertical-align="middle"/>
    </style:style>
    <style:style style:name="gr71" style:family="graphic" style:parent-style-name="objectwithoutfill">
      <style:graphic-properties draw:marker-end="Arrowheads_20_47" draw:marker-end-width="0.3cm" draw:fill="none" draw:fill-color="#fff5ce" draw:textarea-vertical-align="middle"/>
    </style:style>
    <style:style style:name="gr72" style:family="graphic" style:parent-style-name="objectwithoutfill">
      <style:graphic-properties draw:marker-end="Arrowheads_20_48" draw:marker-end-width="0.3cm" draw:fill="none" draw:fill-color="#fff5ce" draw:textarea-vertical-align="middle"/>
    </style:style>
    <style:style style:name="gr73" style:family="graphic" style:parent-style-name="objectwithoutfill">
      <style:graphic-properties draw:marker-end="Arrowheads_20_49" draw:marker-end-width="0.3cm" draw:fill="none" draw:fill-color="#fff5ce" draw:textarea-vertical-align="middle"/>
    </style:style>
    <style:style style:name="gr74" style:family="graphic" style:parent-style-name="objectwithoutfill">
      <style:graphic-properties draw:marker-end="Arrowheads_20_50" draw:marker-end-width="0.3cm" draw:fill="none" draw:fill-color="#fff5ce" draw:textarea-vertical-align="middle"/>
    </style:style>
    <style:style style:name="gr75" style:family="graphic" style:parent-style-name="objectwithoutfill">
      <style:graphic-properties draw:marker-end="Arrowheads_20_51" draw:marker-end-width="0.3cm" draw:fill="none" draw:fill-color="#fff5ce" draw:textarea-vertical-align="middle"/>
    </style:style>
    <style:style style:name="gr76" style:family="graphic" style:parent-style-name="objectwithoutfill">
      <style:graphic-properties draw:marker-end="Arrowheads_20_53" draw:marker-end-width="0.3cm" draw:fill="none" draw:fill-color="#fff5ce" draw:textarea-vertical-align="middle"/>
    </style:style>
    <style:style style:name="gr77" style:family="graphic" style:parent-style-name="objectwithoutfill">
      <style:graphic-properties draw:marker-end="Arrowheads_20_54" draw:marker-end-width="0.3cm" draw:fill="none" draw:fill-color="#fff5ce" draw:textarea-vertical-align="middle"/>
    </style:style>
    <style:style style:name="gr78" style:family="graphic" style:parent-style-name="objectwithoutfill">
      <style:graphic-properties draw:marker-end="Arrowheads_20_55" draw:marker-end-width="0.3cm" draw:fill="none" draw:fill-color="#fff5ce" draw:textarea-vertical-align="middle"/>
    </style:style>
    <style:style style:name="gr79" style:family="graphic" style:parent-style-name="objectwithoutfill">
      <style:graphic-properties draw:marker-end="Arrowheads_20_57" draw:marker-end-width="0.3cm" draw:fill="none" draw:fill-color="#fff5ce" draw:textarea-vertical-align="middle"/>
    </style:style>
    <style:style style:name="gr80" style:family="graphic" style:parent-style-name="objectwithoutfill">
      <style:graphic-properties draw:marker-end="Arrowheads_20_58" draw:marker-end-width="0.3cm" draw:fill="none" draw:fill-color="#fff5ce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dde8cb"/>
      <style:paragraph-properties fo:text-align="center"/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4" style:family="paragraph">
      <loext:graphic-properties draw:fill-color="#ffd8ce"/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5" style:family="paragraph">
      <loext:graphic-properties draw:fill-color="#f6f9d4"/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-color="#e0c2c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8pt"/>
    </style:style>
    <style:style style:name="P11" style:family="paragraph">
      <style:paragraph-properties fo:text-align="end"/>
    </style:style>
    <style:style style:name="P12" style:family="paragraph">
      <loext:graphic-properties draw:fill-color="#ffdbb6"/>
      <style:paragraph-properties fo:text-align="end"/>
      <style:text-properties fo:font-size="10pt"/>
    </style:style>
    <style:style style:name="P13" style:family="paragraph">
      <style:paragraph-properties fo:text-align="center"/>
      <style:text-properties style:text-underline-style="none"/>
    </style:style>
    <style:style style:name="P14" style:family="paragraph">
      <loext:graphic-properties draw:fill-color="#ffffd7"/>
      <style:paragraph-properties fo:text-align="center"/>
      <style:text-properties fo:font-size="8pt" style:text-underline-style="none"/>
    </style:style>
    <style:style style:name="P15" style:family="paragraph">
      <loext:graphic-properties draw:fill-color="#fff5ce"/>
      <style:paragraph-properties fo:text-align="center"/>
      <style:text-properties fo:font-size="8pt" style:text-underline-style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dee6ef"/>
      <style:paragraph-properties fo:text-align="end"/>
      <style:text-properties fo:font-size="10pt"/>
    </style:style>
    <style:style style:name="P18" style:family="paragraph">
      <loext:graphic-properties draw:fill-color="#f7d1d5"/>
      <style:paragraph-properties fo:text-align="end"/>
      <style:text-properties fo:font-size="10pt"/>
    </style:style>
    <style:style style:name="P19" style:family="paragraph">
      <loext:graphic-properties draw:fill-color="#f6f9d4"/>
      <style:paragraph-properties fo:text-align="end"/>
      <style:text-properties fo:font-size="10pt"/>
    </style:style>
    <style:style style:name="P20" style:family="paragraph">
      <loext:graphic-properties draw:fill-color="#dde8cb"/>
      <style:paragraph-properties fo:text-align="center"/>
      <style:text-properties fo:font-size="8pt"/>
    </style:style>
    <style:style style:name="P21" style:family="paragraph">
      <style:paragraph-properties fo:text-align="center"/>
      <style:text-properties fo:font-weight="normal" style:font-weight-asian="normal" style:font-weight-complex="normal"/>
    </style:style>
    <style:style style:name="P22" style:family="paragraph">
      <loext:graphic-properties draw:fill-color="#fff5ce"/>
      <style:paragraph-properties fo:text-align="center"/>
      <style:text-properties fo:font-size="8pt" fo:font-weight="normal" style:font-weight-asian="normal" style:font-weight-complex="normal"/>
    </style:style>
    <style:style style:name="P23" style:family="paragraph">
      <loext:graphic-properties draw:fill="none" draw:fill-color="#fff5ce"/>
      <style:paragraph-properties fo:text-align="center"/>
    </style:style>
    <style:style style:name="P24" style:family="paragraph">
      <style:paragraph-properties fo:text-align="start"/>
    </style:style>
    <style:style style:name="T1" style:family="text">
      <style:text-properties fo:font-size="10pt"/>
    </style:style>
    <style:style style:name="T2" style:family="text">
      <style:text-properties fo:font-size="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8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8pt" fo:font-style="normal" style:font-style-asian="normal" style:font-style-complex="normal"/>
    </style:style>
    <style:style style:name="T5" style:family="text">
      <style:text-properties fo:font-size="8pt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ize="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ize="8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ize="8pt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21cm" svg:x="0cm" svg:y="0cm">
          <text:p text:style-name="P1"><text:span text:style-name="T1">Web API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62cm" svg:height="21cm" svg:x="4.763cm" svg:y="0cm">
          <text:p text:style-name="P3"><text:span text:style-name="T1">Validation schema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762cm" svg:height="21cm" svg:x="9.525cm" svg:y="0cm">
          <text:p text:style-name="P3"><text:span text:style-name="T1">Middlewar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762cm" svg:height="21cm" svg:x="14.288cm" svg:y="0cm">
          <text:p text:style-name="P6"><text:span text:style-name="T1">Controller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762cm" svg:height="21cm" svg:x="19.05cm" svg:y="0cm">
          <text:p text:style-name="P6"><text:span text:style-name="T1">Service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88cm" svg:height="21cm" svg:x="23.812cm" svg:y="0cm">
          <text:p text:style-name="P6"><text:span text:style-name="T1">Mongo models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1" draw:id="id1" draw:layer="layout" svg:width="4.445cm" svg:height="1.152cm" svg:x="0.147cm" svg:y="0.8cm">
          <text:p text:style-name="P9"><text:span text:style-name="T2">// user login</text:span></text:p>
          <text:p text:style-name="P9"><text:span text:style-name="T3">POST</text:span><text:span text:style-name="T4"> /api/v1/user/login</text:span></text:p>
          <text:p text:style-name="P9"><text:span text:style-name="T4">{}: login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445cm" svg:height="1.14cm" svg:x="0.147cm" svg:y="2.057cm">
          <text:p text:style-name="P9"><text:span text:style-name="T2">// user logout</text:span></text:p>
          <text:p text:style-name="P9"><text:span text:style-name="T2"/></text:p>
          <text:p text:style-name="P9"><text:span text:style-name="T3">POST</text:span><text:span text:style-name="T4"> /api/v1/user/logou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445cm" svg:height="1.152cm" svg:x="0.147cm" svg:y="3.302cm">
          <text:p text:style-name="P9"><text:span text:style-name="T2">// token refresh</text:span></text:p>
          <text:p text:style-name="P9"><text:span text:style-name="T2"/></text:p>
          <text:p text:style-name="P9"><text:span text:style-name="T3">POST</text:span><text:span text:style-name="T4"> /api/v1/user/refres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4.445cm" svg:height="1.132cm" svg:x="0.147cm" svg:y="4.559cm">
          <text:p text:style-name="P9"><text:span text:style-name="T2">/</text:span><text:span text:style-name="T2">/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/text:p>
          <text:p text:style-name="P9"><text:span text:style-name="T4"><text:s/></text:span><text:span text:style-name="T3">P</text:span><text:span text:style-name="T3">O</text:span><text:span text:style-name="T3">S</text:span><text:span text:style-name="T3">T</text:span><text:span text:style-name="T4"> </text:span><text:span text:style-name="T4">/</text:span><text:span text:style-name="T4">a</text:span><text:span text:style-name="T4">p</text:span><text:span text:style-name="T4">i</text:span><text:span text:style-name="T4">/</text:span><text:span text:style-name="T4">v</text:span><text:span text:style-name="T4">1</text:span><text:span text:style-name="T4">/</text:span><text:span text:style-name="T4">u</text:span><text:span text:style-name="T4">s</text:span><text:span text:style-name="T4">e</text:span><text:span text:style-name="T4">r</text:span><text:span text:style-name="T4">/</text:span><text:span text:style-name="T4">c</text:span><text:span text:style-name="T4">h</text:span><text:span text:style-name="T4">e</text:span><text:span text:style-name="T4">c</text:span><text:span text:style-name="T4">k</text:span><text:span text:style-name="T4">p</text:span><text:span text:style-name="T4">a</text:span><text:span text:style-name="T4">s</text:span><text:span text:style-name="T4">.</text:span><text:span text:style-name="T4">.</text:span></text:p>
          <text:p text:style-name="P9"><text:span text:style-name="T4">{</text:span><text:span text:style-name="T4">}</text:span><text:span text:style-name="T4">:</text:span><text:span text:style-name="T4"> </text:span><text:span text:style-name="T4">p</text:span><text:span text:style-name="T4">a</text:span><text:span text:style-name="T4">s</text:span><text:span text:style-name="T4">s</text:span><text:span text:style-name="T4">w</text:span><text:span text:style-name="T4">o</text:span><text:span text:style-name="T4">r</text:span><text:span text:style-name="T4">d</text:span><text:span text:style-name="T4"> </text:span><text:span text:style-name="T4">d</text:span><text:span text:style-name="T4">a</text:span><text:span text:style-name="T4">t</text:span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5" draw:id="id5" draw:layer="layout" svg:width="4.445cm" svg:height="1.135cm" svg:x="0.147cm" svg:y="5.797cm">
          <text:p text:style-name="P9"><text:span text:style-name="T2">// user register</text:span></text:p>
          <text:p text:style-name="P9"><text:span text:style-name="T3">POST</text:span><text:span text:style-name="T4"> /api/v1/user/register</text:span></text:p>
          <text:p text:style-name="P9"><text:span text:style-name="T4">{}: new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7" draw:id="id7" draw:layer="layout" svg:width="4.445cm" svg:height="1.135cm" svg:x="0.147cm" svg:y="7.037cm">
          <text:p text:style-name="P9"><text:span text:style-name="T2">// user put / update</text:span></text:p>
          <text:p text:style-name="P9"><text:span text:style-name="T3">PUT</text:span><text:span text:style-name="T4"> /api/v1/user/putuser</text:span></text:p>
          <text:p text:style-name="P9"><text:span text:style-name="T4">{}: edited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8.276cm">
          <text:p text:style-name="P9"><text:span text:style-name="T2">// user delete</text:span></text:p>
          <text:p text:style-name="P9"><text:span text:style-name="T2"/></text:p>
          <text:p text:style-name="P9"><text:span text:style-name="T3">DEL</text:span><text:span text:style-name="T4"> /api/v1/user/delete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9.551cm">
          <text:p text:style-name="P9"><text:span text:style-name="T2">// get user</text:span></text:p>
          <text:p text:style-name="P9"><text:span text:style-name="T2"/></text:p>
          <text:p text:style-name="P9"><text:span text:style-name="T3">GET</text:span><text:span text:style-name="T4"> /api/v1/user/get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10.826cm">
          <text:p text:style-name="P9"><text:span text:style-name="T2">// get all users</text:span></text:p>
          <text:p text:style-name="P9"><text:span text:style-name="T2"/></text:p>
          <text:p text:style-name="P9"><text:span text:style-name="T3">GET</text:span><text:span text:style-name="T4"> /api/v1/user/all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4.445cm" svg:height="1.135cm" svg:x="0.147cm" svg:y="12.101cm">
          <text:p text:style-name="P9"><text:span text:style-name="T2">/</text:span><text:span text:style-name="T2">/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n</text:span><text:span text:style-name="T2">e</text:span><text:span text:style-name="T2">w</text:span><text:span text:style-name="T2"> </text:span><text:span text:style-name="T2">r</text:span><text:span text:style-name="T2">o</text:span><text:span text:style-name="T2">l</text:span><text:span text:style-name="T2">e</text:span></text:p>
          <text:p text:style-name="P9"><text:span text:style-name="T3">P</text:span><text:span text:style-name="T3">O</text:span><text:span text:style-name="T3">S</text:span><text:span text:style-name="T3">T</text:span><text:span text:style-name="T4"> </text:span><text:span text:style-name="T4">/</text:span><text:span text:style-name="T4">a</text:span><text:span text:style-name="T4">p</text:span><text:span text:style-name="T4">i</text:span><text:span text:style-name="T4">/</text:span><text:span text:style-name="T4">v</text:span><text:span text:style-name="T4">1</text:span><text:span text:style-name="T4">/</text:span><text:span text:style-name="T4">r</text:span><text:span text:style-name="T4">o</text:span><text:span text:style-name="T4">l</text:span><text:span text:style-name="T4">e</text:span></text:p>
          <text:p text:style-name="P9"><text:span text:style-name="T4">{</text:span><text:span text:style-name="T4">}</text:span><text:span text:style-name="T4">:</text:span><text:span text:style-name="T4"> </text:span><text:span text:style-name="T4">n</text:span><text:span text:style-name="T4">e</text:span><text:span text:style-name="T4">w</text:span><text:span text:style-name="T4"> </text:span><text:span text:style-name="T4">u</text:span><text:span text:style-name="T4">s</text:span><text:span text:style-name="T4">e</text:span><text:span text:style-name="T4">r</text:span><text:span text:style-name="T4"> </text:span><text:span text:style-name="T4">d</text:span><text:span text:style-name="T4">a</text:span><text:span text:style-name="T4">t</text:span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1" draw:id="id11" draw:layer="layout" svg:width="4.445cm" svg:height="1.135cm" svg:x="0.147cm" svg:y="13.342cm">
          <text:p text:style-name="P9"><text:span text:style-name="T2">// role put / update</text:span></text:p>
          <text:p text:style-name="P9"><text:span text:style-name="T3">PUT</text:span><text:span text:style-name="T4"> /api/v1/role</text:span></text:p>
          <text:p text:style-name="P9"><text:span text:style-name="T4">{}: updated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4.582cm">
          <text:p text:style-name="P9"><text:span text:style-name="T2">// role delete</text:span></text:p>
          <text:p text:style-name="P9"><text:span text:style-name="T2"/></text:p>
          <text:p text:style-name="P9"><text:span text:style-name="T3">DEL</text:span><text:span text:style-name="T4"> /api/v1/role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5.822cm">
          <text:p text:style-name="P9"><text:span text:style-name="T2">// get public roles</text:span></text:p>
          <text:p text:style-name="P9"><text:span text:style-name="T2"/></text:p>
          <text:p text:style-name="P9"><text:span text:style-name="T3">GET</text:span><text:span text:style-name="T4"> /api/v1/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7.062cm">
          <text:p text:style-name="P9"><text:span text:style-name="T2">// get all roles</text:span></text:p>
          <text:p text:style-name="P9"><text:span text:style-name="T2"/></text:p>
          <text:p text:style-name="P9"><text:span text:style-name="T3">GET</text:span><text:span text:style-name="T4"> /api/v1/role/allro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0.003cm" svg:height="0.56cm" draw:transform="rotate (1.5707963267949) translate (9.947cm 20.685cm)">
          <text:p text:style-name="P11"><text:span text:style-name="T1">Input Valid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" draw:id="id2" draw:layer="layout" svg:width="4.445cm" svg:height="1.152cm" svg:x="4.947cm" svg:y="0.8cm">
          <text:p text:style-name="P13"><text:span text:style-name="T5">loginDataSchem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" draw:id="id4" draw:layer="layout" svg:width="4.445cm" svg:height="1.132cm" svg:x="4.947cm" svg:y="4.559cm">
          <text:p text:style-name="P13"><text:span text:style-name="T5">passwordCheck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6" draw:id="id6" draw:layer="layout" svg:width="4.445cm" svg:height="1.135cm" svg:x="4.947cm" svg:y="5.797cm">
          <text:p text:style-name="P13"><text:span text:style-name="T5">createUs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8" draw:id="id8" draw:layer="layout" svg:width="4.445cm" svg:height="1.135cm" svg:x="4.947cm" svg:y="7.037cm">
          <text:p text:style-name="P13"><text:span text:style-name="T5">putUs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0" draw:id="id10" draw:layer="layout" svg:width="4.445cm" svg:height="1.135cm" svg:x="4.947cm" svg:y="12.1cm">
          <text:p text:style-name="P13"><text:span text:style-name="T5">createRole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2" draw:id="id12" draw:layer="layout" svg:width="4.445cm" svg:height="1.135cm" svg:x="4.947cm" svg:y="13.341cm">
          <text:p text:style-name="P13"><text:span text:style-name="T5">putRole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6" draw:layer="layout" draw:type="line" svg:x1="4.592cm" svg:y1="1.376cm" svg:x2="4.947cm" svg:y2="1.376cm" draw:start-shape="id1" draw:start-glue-point="1" draw:end-shape="id2" draw:end-glue-point="3" svg:d="M4592 1376h355" svg:viewBox="0 0 356 1">
          <text:p/>
        </draw:connector>
        <draw:connector draw:style-name="gr17" draw:text-style-name="P16" draw:layer="layout" draw:type="line" svg:x1="4.592cm" svg:y1="5.125cm" svg:x2="4.947cm" svg:y2="5.125cm" draw:start-shape="id3" draw:start-glue-point="1" draw:end-shape="id4" draw:end-glue-point="3" svg:d="M4592 5125h355" svg:viewBox="0 0 356 1">
          <text:p/>
        </draw:connector>
        <draw:connector draw:style-name="gr18" draw:text-style-name="P16" draw:layer="layout" draw:type="line" svg:x1="4.592cm" svg:y1="6.364cm" svg:x2="4.947cm" svg:y2="6.364cm" draw:start-shape="id5" draw:start-glue-point="1" draw:end-shape="id6" draw:end-glue-point="3" svg:d="M4592 6364h355" svg:viewBox="0 0 356 1">
          <text:p/>
        </draw:connector>
        <draw:connector draw:style-name="gr19" draw:text-style-name="P16" draw:layer="layout" draw:type="line" svg:x1="4.592cm" svg:y1="7.604cm" svg:x2="4.947cm" svg:y2="7.604cm" draw:start-shape="id7" draw:start-glue-point="1" draw:end-shape="id8" draw:end-glue-point="3" svg:d="M4592 7604h355" svg:viewBox="0 0 356 1">
          <text:p/>
        </draw:connector>
        <draw:connector draw:style-name="gr20" draw:text-style-name="P16" draw:layer="layout" draw:type="line" svg:x1="4.592cm" svg:y1="12.668cm" svg:x2="4.947cm" svg:y2="12.667cm" draw:start-shape="id9" draw:start-glue-point="1" draw:end-shape="id10" draw:end-glue-point="3" svg:d="M4592 12668l355-1" svg:viewBox="0 0 356 2">
          <text:p/>
        </draw:connector>
        <draw:connector draw:style-name="gr21" draw:text-style-name="P16" draw:layer="layout" draw:type="line" svg:x1="4.592cm" svg:y1="13.909cm" svg:x2="4.947cm" svg:y2="13.908cm" draw:start-shape="id11" draw:start-glue-point="1" draw:end-shape="id12" draw:end-glue-point="3" svg:d="M4592 13909l355-1" svg:viewBox="0 0 356 2">
          <text:p/>
        </draw:connector>
        <draw:custom-shape draw:style-name="gr22" draw:text-style-name="P17" draw:layer="layout" svg:width="20.003cm" svg:height="0.56cm" draw:transform="rotate (1.5707963267949) translate (11.014cm 20.686cm)">
          <text:p text:style-name="P11"><text:span text:style-name="T1">Authorized acce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20.003cm" svg:height="0.56cm" draw:transform="rotate (1.5707963267949) translate (12.082cm 20.687cm)">
          <text:p text:style-name="P11"><text:span text:style-name="T1">A</text:span><text:span text:style-name="T1">d</text:span><text:span text:style-name="T1">m</text:span><text:span text:style-name="T1">i</text:span><text:span text:style-name="T1">n</text:span><text:span text:style-name="T1"> 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0.003cm" svg:height="0.56cm" draw:transform="rotate (1.5707963267949) translate (13.147cm 20.688cm)">
          <text:p text:style-name="P11"><text:span text:style-name="T1">Error handler (yet to be </text:span><text:span text:style-name="T1">implemented)</text:span></text:p>
          <draw:enhanced-geometry svg:viewBox="0 0 21600 21600" draw:type="rectangle" draw:enhanced-path="M 0 0 L 21600 0 21600 21600 0 21600 0 0 Z N"/>
        </draw:custom-shape>
        <draw:line draw:style-name="gr25" draw:text-style-name="P16" draw:layer="layout" svg:x1="9.382cm" svg:y1="1.305cm" svg:x2="9.941cm" svg:y2="1.305cm">
          <text:p/>
        </draw:line>
        <draw:line draw:style-name="gr25" draw:text-style-name="P16" draw:layer="layout" svg:x1="9.382cm" svg:y1="5.14cm" svg:x2="9.941cm" svg:y2="5.14cm">
          <text:p/>
        </draw:line>
        <draw:line draw:style-name="gr25" draw:text-style-name="P16" xml:id="id51" draw:id="id51" draw:layer="layout" svg:x1="9.382cm" svg:y1="6.359cm" svg:x2="9.941cm" svg:y2="6.359cm">
          <text:p/>
        </draw:line>
        <draw:line draw:style-name="gr25" draw:text-style-name="P16" draw:layer="layout" svg:x1="9.382cm" svg:y1="7.579cm" svg:x2="9.941cm" svg:y2="7.579cm">
          <text:p/>
        </draw:line>
        <draw:line draw:style-name="gr25" draw:text-style-name="P16" draw:layer="layout" svg:x1="9.382cm" svg:y1="12.679cm" svg:x2="9.941cm" svg:y2="12.679cm">
          <text:p/>
        </draw:line>
        <draw:line draw:style-name="gr25" draw:text-style-name="P16" draw:layer="layout" svg:x1="9.382cm" svg:y1="13.929cm" svg:x2="9.941cm" svg:y2="13.929cm">
          <text:p/>
        </draw:line>
        <draw:custom-shape draw:style-name="gr26" draw:text-style-name="P20" xml:id="id13" draw:id="id13" draw:layer="layout" svg:width="3.81cm" svg:height="1.152cm" svg:x="14.652cm" svg:y="0.8cm">
          <text:p text:style-name="P9"><text:span text:style-name="T6">loginUserHandl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81cm" svg:height="1.14cm" svg:x="14.652cm" svg:y="2.057cm">
          <text:p text:style-name="P9"><text:span text:style-name="T6">logoutUserHandl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81cm" svg:height="1.152cm" svg:x="14.652cm" svg:y="3.302cm">
          <text:p text:style-name="P9"><text:span text:style-name="T6">refreshTokenHandler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xml:id="id16" draw:id="id16" draw:layer="layout" svg:width="3.81cm" svg:height="1.132cm" svg:x="14.652cm" svg:y="4.559cm">
          <text:p text:style-name="P9"><text:span text:style-name="T6">checkPassword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18" draw:id="id18" draw:layer="layout" svg:width="3.81cm" svg:height="1.135cm" svg:x="14.652cm" svg:y="5.797cm">
          <text:p text:style-name="P9"><text:span text:style-name="T6">create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21" draw:id="id21" draw:layer="layout" svg:width="3.81cm" svg:height="1.135cm" svg:x="14.652cm" svg:y="7.037cm">
          <text:p text:style-name="P9"><text:span text:style-name="T6">patch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3" draw:id="id23" draw:layer="layout" svg:width="3.81cm" svg:height="1.17cm" svg:x="14.652cm" svg:y="8.276cm">
          <text:p text:style-name="P9"><text:span text:style-name="T6">delete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5" draw:id="id25" draw:layer="layout" svg:width="3.81cm" svg:height="1.17cm" svg:x="14.652cm" svg:y="9.551cm">
          <text:p text:style-name="P9"><text:span text:style-name="T6">get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7" draw:id="id27" draw:layer="layout" svg:width="3.81cm" svg:height="1.17cm" svg:x="14.652cm" svg:y="10.826cm">
          <text:p text:style-name="P9"><text:span text:style-name="T6">getAllUser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0" draw:id="id30" draw:layer="layout" svg:width="3.81cm" svg:height="1.135cm" svg:x="14.652cm" svg:y="12.101cm">
          <text:p text:style-name="P9"><text:span text:style-name="T6">create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3" draw:id="id33" draw:layer="layout" svg:width="3.81cm" svg:height="1.135cm" svg:x="14.652cm" svg:y="13.342cm">
          <text:p text:style-name="P9"><text:span text:style-name="T6">put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5" draw:id="id35" draw:layer="layout" svg:width="3.81cm" svg:height="1.135cm" svg:x="14.652cm" svg:y="14.582cm">
          <text:p text:style-name="P9"><text:span text:style-name="T6">delete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9" draw:id="id39" draw:layer="layout" svg:width="3.81cm" svg:height="1.135cm" svg:x="14.652cm" svg:y="15.822cm">
          <text:p text:style-name="P9"><text:span text:style-name="T6">getPublicRole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7" draw:id="id37" draw:layer="layout" svg:width="3.81cm" svg:height="1.135cm" svg:x="14.652cm" svg:y="17.062cm">
          <text:p text:style-name="P9"><text:span text:style-name="T6">getAllRole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6" draw:layer="layout" svg:x1="10.482cm" svg:y1="1.305cm" svg:x2="14.652cm" svg:y2="1.317cm">
          <text:p/>
        </draw:line>
        <draw:connector draw:style-name="gr16" draw:text-style-name="P16" draw:layer="layout" draw:type="line" svg:x1="4.581cm" svg:y1="2.626cm" svg:x2="11.007cm" svg:y2="2.626cm" svg:d="M4581 2626h6426" svg:viewBox="0 0 6427 1">
          <text:p/>
        </draw:connector>
        <draw:connector draw:style-name="gr16" draw:text-style-name="P16" draw:layer="layout" draw:type="line" svg:x1="4.581cm" svg:y1="3.845cm" svg:x2="11.007cm" svg:y2="3.845cm" svg:d="M4581 3845h6426" svg:viewBox="0 0 6427 1">
          <text:p/>
        </draw:connector>
        <draw:line draw:style-name="gr25" draw:text-style-name="P16" draw:layer="layout" svg:x1="11.574cm" svg:y1="2.626cm" svg:x2="14.647cm" svg:y2="2.626cm">
          <text:p/>
        </draw:line>
        <draw:line draw:style-name="gr25" draw:text-style-name="P16" draw:layer="layout" svg:x1="11.575cm" svg:y1="3.826cm" svg:x2="14.648cm" svg:y2="3.826cm">
          <text:p/>
        </draw:line>
        <draw:line draw:style-name="gr25" draw:text-style-name="P16" draw:layer="layout" svg:x1="11.576cm" svg:y1="5.126cm" svg:x2="14.649cm" svg:y2="5.126cm">
          <text:p/>
        </draw:line>
        <draw:line draw:style-name="gr25" draw:text-style-name="P16" draw:layer="layout" svg:x1="11.566cm" svg:y1="7.579cm" svg:x2="14.639cm" svg:y2="7.579cm">
          <text:p/>
        </draw:line>
        <draw:line draw:style-name="gr25" draw:text-style-name="P16" draw:layer="layout" svg:x1="11.566cm" svg:y1="6.385cm" svg:x2="14.639cm" svg:y2="6.385cm">
          <text:p/>
        </draw:line>
        <draw:line draw:style-name="gr25" draw:text-style-name="P16" draw:layer="layout" svg:x1="10.5cm" svg:y1="5.14cm" svg:x2="11.008cm" svg:y2="5.14cm">
          <text:p/>
        </draw:line>
        <draw:line draw:style-name="gr25" draw:text-style-name="P16" draw:layer="layout" svg:x1="10.5cm" svg:y1="6.34cm" svg:x2="11.008cm" svg:y2="6.34cm">
          <text:p/>
        </draw:line>
        <draw:line draw:style-name="gr25" draw:text-style-name="P16" draw:layer="layout" svg:x1="10.5cm" svg:y1="7.579cm" svg:x2="11.008cm" svg:y2="7.579cm">
          <text:p/>
        </draw:line>
        <draw:connector draw:style-name="gr16" draw:text-style-name="P16" draw:layer="layout" draw:type="line" svg:x1="4.581cm" svg:y1="8.845cm" svg:x2="11.007cm" svg:y2="8.845cm" svg:d="M4581 8845h6426" svg:viewBox="0 0 6427 1">
          <text:p/>
        </draw:connector>
        <draw:connector draw:style-name="gr16" draw:text-style-name="P16" draw:layer="layout" draw:type="line" svg:x1="4.581cm" svg:y1="10.145cm" svg:x2="11.007cm" svg:y2="10.145cm" svg:d="M4581 10145h6426" svg:viewBox="0 0 6427 1">
          <text:p/>
        </draw:connector>
        <draw:connector draw:style-name="gr16" draw:text-style-name="P16" draw:layer="layout" draw:type="line" svg:x1="4.581cm" svg:y1="11.445cm" svg:x2="11.007cm" svg:y2="11.445cm" svg:d="M4581 11445h6426" svg:viewBox="0 0 6427 1">
          <text:p/>
        </draw:connector>
        <draw:line draw:style-name="gr25" draw:text-style-name="P16" draw:layer="layout" svg:x1="11.566cm" svg:y1="8.849cm" svg:x2="14.639cm" svg:y2="8.849cm">
          <text:p/>
        </draw:line>
        <draw:line draw:style-name="gr25" draw:text-style-name="P16" draw:layer="layout" svg:x1="11.567cm" svg:y1="10.149cm" svg:x2="14.64cm" svg:y2="10.149cm">
          <text:p/>
        </draw:line>
        <draw:connector draw:style-name="gr16" draw:text-style-name="P16" draw:layer="layout" draw:type="line" svg:x1="4.581cm" svg:y1="15.145cm" svg:x2="11.007cm" svg:y2="15.145cm" svg:d="M4581 15145h6426" svg:viewBox="0 0 6427 1">
          <text:p/>
        </draw:connector>
        <draw:connector draw:style-name="gr16" draw:text-style-name="P16" draw:layer="layout" draw:type="line" svg:x1="4.581cm" svg:y1="16.392cm" svg:x2="14.665cm" svg:y2="16.392cm" svg:d="M4581 16392h10084" svg:viewBox="0 0 10085 1">
          <text:p/>
        </draw:connector>
        <draw:connector draw:style-name="gr16" draw:text-style-name="P16" draw:layer="layout" draw:type="line" svg:x1="4.581cm" svg:y1="17.637cm" svg:x2="11.007cm" svg:y2="17.637cm" svg:d="M4581 17637h6426" svg:viewBox="0 0 6427 1">
          <text:p/>
        </draw:connector>
        <draw:line draw:style-name="gr25" draw:text-style-name="P16" draw:layer="layout" svg:x1="10.5cm" svg:y1="12.679cm" svg:x2="11.008cm" svg:y2="12.679cm">
          <text:p/>
        </draw:line>
        <draw:line draw:style-name="gr25" draw:text-style-name="P16" draw:layer="layout" svg:x1="10.5cm" svg:y1="13.929cm" svg:x2="11.008cm" svg:y2="13.929cm">
          <text:p/>
        </draw:line>
        <draw:line draw:style-name="gr25" draw:text-style-name="P16" draw:layer="layout" svg:x1="11.592cm" svg:y1="11.439cm" svg:x2="12.1cm" svg:y2="11.439cm">
          <text:p/>
        </draw:line>
        <draw:line draw:style-name="gr25" draw:text-style-name="P16" draw:layer="layout" svg:x1="11.592cm" svg:y1="12.639cm" svg:x2="12.1cm" svg:y2="12.639cm">
          <text:p/>
        </draw:line>
        <draw:line draw:style-name="gr25" draw:text-style-name="P16" draw:layer="layout" svg:x1="11.592cm" svg:y1="13.939cm" svg:x2="12.1cm" svg:y2="13.939cm">
          <text:p/>
        </draw:line>
        <draw:line draw:style-name="gr25" draw:text-style-name="P16" draw:layer="layout" svg:x1="11.592cm" svg:y1="15.139cm" svg:x2="12.1cm" svg:y2="15.139cm">
          <text:p/>
        </draw:line>
        <draw:line draw:style-name="gr25" draw:text-style-name="P16" draw:layer="layout" svg:x1="11.592cm" svg:y1="17.639cm" svg:x2="12.1cm" svg:y2="17.639cm">
          <text:p/>
        </draw:line>
        <draw:line draw:style-name="gr25" draw:text-style-name="P16" draw:layer="layout" svg:x1="12.633cm" svg:y1="11.439cm" svg:x2="14.665cm" svg:y2="11.439cm">
          <text:p/>
        </draw:line>
        <draw:line draw:style-name="gr25" draw:text-style-name="P16" draw:layer="layout" svg:x1="12.633cm" svg:y1="12.639cm" svg:x2="14.665cm" svg:y2="12.639cm">
          <text:p/>
        </draw:line>
        <draw:line draw:style-name="gr25" draw:text-style-name="P16" draw:layer="layout" svg:x1="12.633cm" svg:y1="13.939cm" svg:x2="14.665cm" svg:y2="13.939cm">
          <text:p/>
        </draw:line>
        <draw:line draw:style-name="gr25" draw:text-style-name="P16" draw:layer="layout" svg:x1="12.633cm" svg:y1="15.139cm" svg:x2="14.665cm" svg:y2="15.139cm">
          <text:p/>
        </draw:line>
        <draw:line draw:style-name="gr25" draw:text-style-name="P16" draw:layer="layout" svg:x1="12.633cm" svg:y1="17.639cm" svg:x2="14.665cm" svg:y2="17.639cm">
          <text:p/>
        </draw:line>
        <draw:custom-shape draw:style-name="gr31" draw:text-style-name="P22" xml:id="id14" draw:id="id14" draw:layer="layout" svg:width="4.445cm" svg:height="0.835cm" svg:x="19.247cm" svg:y="0.8cm">
          <text:p text:style-name="P21"><text:span text:style-name="T7">validatePasswordAndGe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5" draw:id="id15" draw:layer="layout" svg:width="4.445cm" svg:height="0.835cm" svg:x="19.247cm" svg:y="1.811cm">
          <text:p text:style-name="P21"><text:span text:style-name="T7">createS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5" draw:id="id45" draw:layer="layout" svg:width="4.445cm" svg:height="0.835cm" svg:x="19.247cm" svg:y="2.821cm">
          <text:p text:style-name="P21"><text:span text:style-name="T7">getSession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9" draw:id="id19" draw:layer="layout" svg:width="4.445cm" svg:height="0.835cm" svg:x="19.247cm" svg:y="3.832cm">
          <text:p text:style-name="P21"><text:span text:style-name="T7">create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0" draw:id="id20" draw:layer="layout" svg:width="4.445cm" svg:height="0.835cm" svg:x="19.247cm" svg:y="4.843cm">
          <text:p text:style-name="P21"><text:span text:style-name="T7">checkUserBy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7" draw:id="id17" draw:layer="layout" svg:width="4.445cm" svg:height="0.835cm" svg:x="19.247cm" svg:y="5.853cm">
          <text:p text:style-name="P21"><text:span text:style-name="T7">validatePasswordAndGe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6" draw:id="id26" draw:layer="layout" svg:width="4.445cm" svg:height="0.835cm" svg:x="19.247cm" svg:y="8.885cm">
          <text:p text:style-name="P21"><text:span text:style-name="T7">getUser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8" draw:id="id28" draw:layer="layout" svg:width="4.445cm" svg:height="0.835cm" svg:x="19.247cm" svg:y="10.906cm">
          <text:p text:style-name="P21"><text:span text:style-name="T7">getAll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9" draw:id="id29" draw:layer="layout" svg:width="4.445cm" svg:height="0.835cm" svg:x="19.247cm" svg:y="9.896cm">
          <text:p text:style-name="P21"><text:span text:style-name="T7">checkUser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4" draw:id="id24" draw:layer="layout" svg:width="4.445cm" svg:height="0.835cm" svg:x="19.247cm" svg:y="7.874cm">
          <text:p text:style-name="P21"><text:span text:style-name="T7">delete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2" draw:id="id22" draw:layer="layout" svg:width="4.445cm" svg:height="0.835cm" svg:x="19.247cm" svg:y="6.864cm">
          <text:p text:style-name="P21"><text:span text:style-name="T7">pu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1" draw:id="id31" draw:layer="layout" svg:width="4.445cm" svg:height="0.835cm" svg:x="19.247cm" svg:y="11.917cm">
          <text:p text:style-name="P21"><text:span text:style-name="T7">create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2" draw:id="id32" draw:layer="layout" svg:width="4.445cm" svg:height="0.835cm" svg:x="19.247cm" svg:y="12.928cm">
          <text:p text:style-name="P21"><text:span text:style-name="T7">c</text:span><text:span text:style-name="T7">h</text:span><text:span text:style-name="T7">e</text:span><text:span text:style-name="T7">c</text:span><text:span text:style-name="T7">k</text:span><text:span text:style-name="T7">R</text:span><text:span text:style-name="T7">o</text:span><text:span text:style-name="T7">l</text:span><text:span text:style-name="T7">e</text:span><text:span text:style-name="T7">B</text:span><text:span text:style-name="T7">y</text:span><text:span text:style-name="T7">I</text:span><text:span text:style-name="T7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7" draw:id="id47" draw:layer="layout" svg:width="4.445cm" svg:height="0.835cm" svg:x="19.247cm" svg:y="13.938cm">
          <text:p text:style-name="P21"><text:span text:style-name="T7">getRole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0" draw:id="id40" draw:layer="layout" svg:width="4.445cm" svg:height="0.835cm" svg:x="19.247cm" svg:y="16.97cm">
          <text:p text:style-name="P21"><text:span text:style-name="T7">getAllRolesWithout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8" draw:id="id38" draw:layer="layout" svg:width="4.445cm" svg:height="0.835cm" svg:x="19.247cm" svg:y="17.981cm">
          <text:p text:style-name="P21"><text:span text:style-name="T7">getAllRo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4" draw:id="id34" draw:layer="layout" svg:width="4.445cm" svg:height="0.835cm" svg:x="19.247cm" svg:y="14.949cm">
          <text:p text:style-name="P21"><text:span text:style-name="T7">put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6" draw:id="id36" draw:layer="layout" svg:width="4.445cm" svg:height="0.835cm" svg:x="19.247cm" svg:y="15.959cm">
          <text:p text:style-name="P21"><text:span text:style-name="T7">delete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8" draw:id="id48" draw:layer="layout" svg:width="4.445cm" svg:height="0.835cm" svg:x="19.247cm" svg:y="18.991cm">
          <text:p text:style-name="P21"><text:span text:style-name="T7">create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50" draw:id="id50" draw:layer="layout" svg:width="4.445cm" svg:height="0.835cm" svg:x="19.247cm" svg:y="20cm">
          <text:p text:style-name="P21"><text:span text:style-name="T7">checkAdminBy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3" draw:layer="layout" draw:type="line" svg:x1="18.462cm" svg:y1="1.376cm" svg:x2="19.247cm" svg:y2="1.217cm" draw:start-shape="id13" draw:start-glue-point="1" draw:end-shape="id14" draw:end-glue-point="3" svg:d="M18462 1376l785-159" svg:viewBox="0 0 786 160">
          <text:p/>
        </draw:connector>
        <draw:connector draw:style-name="gr33" draw:text-style-name="P23" draw:layer="layout" draw:type="line" svg:x1="18.462cm" svg:y1="1.376cm" svg:x2="19.247cm" svg:y2="2.228cm" draw:start-shape="id13" draw:start-glue-point="1" draw:end-shape="id15" draw:end-glue-point="3" svg:d="M18462 1376l785 852" svg:viewBox="0 0 786 853">
          <text:p/>
        </draw:connector>
        <draw:line draw:style-name="gr25" draw:text-style-name="P16" draw:layer="layout" svg:x1="11.566cm" svg:y1="3.261cm" svg:x2="19.262cm" svg:y2="3.261cm">
          <text:p/>
        </draw:line>
        <draw:connector draw:style-name="gr34" draw:text-style-name="P23" draw:layer="layout" draw:type="line" svg:x1="18.462cm" svg:y1="5.125cm" svg:x2="19.247cm" svg:y2="6.27cm" draw:start-shape="id16" draw:start-glue-point="1" draw:end-shape="id17" draw:end-glue-point="3" svg:d="M18462 5125l785 1145" svg:viewBox="0 0 786 1146">
          <text:p/>
        </draw:connector>
        <draw:connector draw:style-name="gr35" draw:text-style-name="P23" draw:layer="layout" draw:type="line" svg:x1="18.462cm" svg:y1="6.364cm" svg:x2="19.247cm" svg:y2="4.249cm" draw:start-shape="id18" draw:start-glue-point="1" draw:end-shape="id19" draw:end-glue-point="3" svg:d="M18462 6364l785-2115" svg:viewBox="0 0 786 2116">
          <text:p/>
        </draw:connector>
        <draw:connector draw:style-name="gr36" draw:text-style-name="P23" draw:layer="layout" draw:type="line" svg:x1="18.462cm" svg:y1="6.364cm" svg:x2="19.247cm" svg:y2="5.26cm" draw:start-shape="id18" draw:start-glue-point="1" draw:end-shape="id20" draw:end-glue-point="3" svg:d="M18462 6364l785-1104" svg:viewBox="0 0 786 1105">
          <text:p/>
        </draw:connector>
        <draw:connector draw:style-name="gr37" draw:text-style-name="P23" draw:layer="layout" draw:type="line" svg:x1="18.462cm" svg:y1="7.604cm" svg:x2="19.247cm" svg:y2="7.281cm" draw:start-shape="id21" draw:start-glue-point="1" draw:end-shape="id22" draw:end-glue-point="3" svg:d="M18462 7604l785-323" svg:viewBox="0 0 786 324">
          <text:p/>
        </draw:connector>
        <draw:connector draw:style-name="gr38" draw:text-style-name="P23" draw:layer="layout" draw:type="line" svg:x1="18.462cm" svg:y1="8.861cm" svg:x2="19.247cm" svg:y2="8.291cm" draw:start-shape="id23" draw:start-glue-point="1" draw:end-shape="id24" draw:end-glue-point="3" svg:d="M18462 8861l785-570" svg:viewBox="0 0 786 571">
          <text:p/>
        </draw:connector>
        <draw:connector draw:style-name="gr39" draw:text-style-name="P23" draw:layer="layout" draw:type="line" svg:x1="18.462cm" svg:y1="10.136cm" svg:x2="19.247cm" svg:y2="9.302cm" draw:start-shape="id25" draw:start-glue-point="1" draw:end-shape="id26" draw:end-glue-point="3" svg:d="M18462 10136l785-834" svg:viewBox="0 0 786 835">
          <text:p/>
        </draw:connector>
        <draw:connector draw:style-name="gr40" draw:text-style-name="P23" draw:layer="layout" draw:type="line" svg:x1="18.462cm" svg:y1="11.411cm" svg:x2="19.247cm" svg:y2="11.323cm" draw:start-shape="id27" draw:start-glue-point="1" draw:end-shape="id28" draw:end-glue-point="3" svg:d="M18462 11411l785-88" svg:viewBox="0 0 786 89">
          <text:p/>
        </draw:connector>
        <draw:connector draw:style-name="gr41" draw:text-style-name="P23" draw:layer="layout" draw:type="line" svg:x1="18.462cm" svg:y1="10.136cm" svg:x2="19.247cm" svg:y2="10.313cm" draw:start-shape="id25" draw:start-glue-point="1" draw:end-shape="id29" draw:end-glue-point="3" svg:d="M18462 10136l785 177" svg:viewBox="0 0 786 178">
          <text:p/>
        </draw:connector>
        <draw:connector draw:style-name="gr42" draw:text-style-name="P23" draw:layer="layout" draw:type="line" svg:x1="18.462cm" svg:y1="12.668cm" svg:x2="19.247cm" svg:y2="12.334cm" draw:start-shape="id30" draw:start-glue-point="1" draw:end-shape="id31" draw:end-glue-point="3" svg:d="M18462 12668l785-334" svg:viewBox="0 0 786 335">
          <text:p/>
        </draw:connector>
        <draw:connector draw:style-name="gr43" draw:text-style-name="P23" draw:layer="layout" draw:type="line" svg:x1="18.462cm" svg:y1="6.364cm" svg:x2="19.247cm" svg:y2="13.345cm" draw:start-shape="id18" draw:start-glue-point="1" draw:end-shape="id32" draw:end-glue-point="3" svg:d="M18462 6364l785 6981" svg:viewBox="0 0 786 6982">
          <text:p/>
        </draw:connector>
        <draw:connector draw:style-name="gr44" draw:text-style-name="P23" draw:layer="layout" draw:type="line" svg:x1="18.462cm" svg:y1="13.909cm" svg:x2="19.247cm" svg:y2="15.366cm" draw:start-shape="id33" draw:start-glue-point="1" draw:end-shape="id34" draw:end-glue-point="3" svg:d="M18462 13909l785 1457" svg:viewBox="0 0 786 1458">
          <text:p/>
        </draw:connector>
        <draw:connector draw:style-name="gr45" draw:text-style-name="P23" draw:layer="layout" draw:type="line" svg:x1="18.462cm" svg:y1="15.149cm" svg:x2="19.247cm" svg:y2="16.376cm" draw:start-shape="id35" draw:start-glue-point="1" draw:end-shape="id36" draw:end-glue-point="3" svg:d="M18462 15149l785 1227" svg:viewBox="0 0 786 1228">
          <text:p/>
        </draw:connector>
        <draw:connector draw:style-name="gr46" draw:text-style-name="P23" draw:layer="layout" draw:type="line" svg:x1="18.462cm" svg:y1="17.629cm" svg:x2="19.247cm" svg:y2="18.398cm" draw:start-shape="id37" draw:start-glue-point="1" draw:end-shape="id38" draw:end-glue-point="3" svg:d="M18462 17629l785 769" svg:viewBox="0 0 786 770">
          <text:p/>
        </draw:connector>
        <draw:connector draw:style-name="gr47" draw:text-style-name="P23" draw:layer="layout" draw:type="line" svg:x1="18.462cm" svg:y1="16.389cm" svg:x2="19.247cm" svg:y2="17.387cm" draw:start-shape="id39" draw:start-glue-point="1" draw:end-shape="id40" draw:end-glue-point="3" svg:d="M18462 16389l785 998" svg:viewBox="0 0 786 999">
          <text:p/>
        </draw:connector>
        <draw:line draw:style-name="gr25" draw:text-style-name="P16" draw:layer="layout" svg:x1="11.566cm" svg:y1="9.261cm" svg:x2="19.262cm" svg:y2="9.261cm">
          <text:p/>
        </draw:line>
        <draw:line draw:style-name="gr25" draw:text-style-name="P16" draw:layer="layout" svg:x1="12.633cm" svg:y1="20.431cm" svg:x2="19.262cm" svg:y2="20.431cm">
          <text:p/>
        </draw:line>
        <draw:line draw:style-name="gr25" draw:text-style-name="P16" draw:layer="layout" svg:x1="11.592cm" svg:y1="20.439cm" svg:x2="12.1cm" svg:y2="20.439cm">
          <text:p/>
        </draw:line>
        <draw:custom-shape draw:style-name="gr48" draw:text-style-name="P20" xml:id="id44" draw:id="id44" draw:layer="layout" svg:width="3.81cm" svg:height="5.08cm" svg:x="24.952cm" svg:y="8.5cm">
          <text:p text:style-name="P9"><text:span text:style-name="T6">UserModel</text:span></text:p>
          <text:p text:style-name="P9"><text:span text:style-name="T6"/></text:p>
          <text:list text:style-name="L2">
            <text:list-item>
              <text:p text:style-name="P24"><text:span text:style-name="T8">email : <text:s/>unique</text:span></text:p>
            </text:list-item>
            <text:list-item>
              <text:p text:style-name="P24"><text:span text:style-name="T8">pass: <text:s/>hash</text:span></text:p>
            </text:list-item>
            <text:list-item>
              <text:p text:style-name="P24"><text:span text:style-name="T8">name: required</text:span></text:p>
            </text:list-item>
            <text:list-item>
              <text:p text:style-name="P24"><text:span text:style-name="T8">familyname:</text:span></text:p>
            </text:list-item>
            <text:list-item>
              <text:p text:style-name="P24"><text:span text:style-name="T8">phone:</text:span></text:p>
            </text:list-item>
            <text:list-item>
              <text:p text:style-name="P24"><text:span text:style-name="T8">address:</text:span></text:p>
            </text:list-item>
            <text:list-item>
              <text:p text:style-name="P24"><text:span text:style-name="T8">role: required</text:span></text:p>
            </text:list-item>
            <text:list-item>
              <text:p text:style-name="P24"><text:span text:style-name="T8">description:</text:span></text:p>
            </text:list-item>
            <text:list-item>
              <text:p text:style-name="P24"><text:span text:style-name="T8">company:</text:span></text:p>
            </text:list-item>
            <text:list-item>
              <text:p text:style-name="P24"><text:span text:style-name="T8">Position:</text:span></text:p>
            </text:list-item>
            <text:list-item>
              <text:p text:style-name="P24"><text:span text:style-name="T8">(fn)ComparePass..</text:span></text:p>
            </text:list-item>
            <text:list-item>
              <text:p text:style-name="P24"><text:span text:style-name="T8">(midlew..)pre-”save”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20" xml:id="id43" draw:id="id43" draw:layer="layout" svg:width="2.845cm" svg:height="2.603cm" svg:x="26.767cm" svg:y="5.399cm">
          <text:p text:style-name="P9"><text:span text:style-name="T6">SessionAccess</text:span><text:span text:style-name="T6"><text:line-break/></text:span><text:span text:style-name="T6">TokenModel</text:span></text:p>
          <text:p text:style-name="P9"><text:span text:style-name="T6"/></text:p>
          <text:list text:style-name="L2">
            <text:list-item>
              <text:p text:style-name="P24"><text:span text:style-name="T8">token type</text:span></text:p>
            </text:list-item>
            <text:list-item>
              <text:p text:style-name="P24"><text:span text:style-name="T8">token tt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20" xml:id="id42" draw:id="id42" draw:layer="layout" svg:width="2.782cm" svg:height="2.603cm" svg:x="23.885cm" svg:y="5.399cm">
          <text:p text:style-name="P9"><text:span text:style-name="T6">SessionAction</text:span><text:span text:style-name="T6"><text:line-break/></text:span><text:span text:style-name="T6">Model</text:span></text:p>
          <text:p text:style-name="P9"><text:span text:style-name="T6"/></text:p>
          <text:list text:style-name="L2">
            <text:list-item>
              <text:p text:style-name="P24"><text:span text:style-name="T8">api route</text:span></text:p>
            </text:list-item>
            <text:list-item>
              <text:p text:style-name="P24"><text:span text:style-name="T8">api method</text:span></text:p>
            </text:list-item>
            <text:list-item>
              <text:p text:style-name="P24"><text:span text:style-name="T8">successful</text:span></text:p>
            </text:list-item>
          </text:list>
          <text:p text:style-name="P9"><text:span text:style-name="T6"/></text:p>
          <draw:enhanced-geometry svg:viewBox="0 0 21600 21600" draw:type="rectangle" draw:enhanced-path="M 0 0 L 21600 0 21600 21600 0 21600 0 0 Z N"/>
        </draw:custom-shape>
        <draw:custom-shape draw:style-name="gr51" draw:text-style-name="P20" xml:id="id46" draw:id="id46" draw:layer="layout" svg:width="3.81cm" svg:height="2.477cm" svg:x="24.952cm" svg:y="14.1cm">
          <text:p text:style-name="P9"><text:span text:style-name="T6">RoleModel</text:span></text:p>
          <text:p text:style-name="P9"><text:span text:style-name="T6"/></text:p>
          <text:list text:style-name="L2">
            <text:list-item>
              <text:p text:style-name="P24"><text:span text:style-name="T8">role : <text:s/>unique</text:span></text:p>
            </text:list-item>
            <text:list-item>
              <text:p text:style-name="P24"><text:span text:style-name="T8">Description: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20" xml:id="id49" draw:id="id49" draw:layer="layout" svg:width="3.81cm" svg:height="2.477cm" svg:x="24.952cm" svg:y="17.4cm">
          <text:p text:style-name="P9"><text:span text:style-name="T6">A</text:span><text:span text:style-name="T6">d</text:span><text:span text:style-name="T6">m</text:span><text:span text:style-name="T6">i</text:span><text:span text:style-name="T6">n</text:span><text:span text:style-name="T6">M</text:span><text:span text:style-name="T6">o</text:span><text:span text:style-name="T6">d</text:span><text:span text:style-name="T6">e</text:span><text:span text:style-name="T6">l</text:span></text:p>
          <text:p text:style-name="P9"><text:span text:style-name="T6"/></text:p>
          <text:list text:style-name="L2">
            <text:list-item>
              <text:p text:style-name="P24"><text:span text:style-name="T8">u</text:span><text:span text:style-name="T8">s</text:span><text:span text:style-name="T8">e</text:span><text:span text:style-name="T8">r</text:span><text:span text:style-name="T8">_</text:span><text:span text:style-name="T8">i</text:span><text:span text:style-name="T8">d</text:span><text:span text:style-name="T8"> </text:span><text:span text:style-name="T8">:</text:span><text:span text:style-name="T8"> </text:span><text:span text:style-name="T8"><text:s/></text:span><text:span text:style-name="T8">u</text:span><text:span text:style-name="T8">n</text:span><text:span text:style-name="T8">i</text:span><text:span text:style-name="T8">q</text:span><text:span text:style-name="T8">u</text:span><text:span text:style-name="T8">e</text:span></text:p>
            </text:list-item>
            <text:list-item>
              <text:p text:style-name="P24"><text:span text:style-name="T8">D</text:span><text:span text:style-name="T8">e</text:span><text:span text:style-name="T8">s</text:span><text:span text:style-name="T8">c</text:span><text:span text:style-name="T8">r</text:span><text:span text:style-name="T8">i</text:span><text:span text:style-name="T8">p</text:span><text:span text:style-name="T8">t</text:span><text:span text:style-name="T8">i</text:span><text:span text:style-name="T8">o</text:span><text:span text:style-name="T8">n</text:span><text:span text:style-name="T8">:</text:span><text:span text:style-name="T8">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20" xml:id="id41" draw:id="id41" draw:layer="layout" svg:width="3.81cm" svg:height="3.69cm" svg:x="24.952cm" svg:y="1cm">
          <text:p text:style-name="P9"><text:span text:style-name="T6">SessionModel</text:span></text:p>
          <text:p text:style-name="P9"><text:span text:style-name="T6"/></text:p>
          <text:list text:style-name="L2">
            <text:list-item>
              <text:p text:style-name="P24"><text:span text:style-name="T8">user_id:</text:span></text:p>
            </text:list-item>
            <text:list-item>
              <text:p text:style-name="P24"><text:span text:style-name="T8">ip address</text:span></text:p>
            </text:list-item>
            <text:list-item>
              <text:p text:style-name="P24"><text:span text:style-name="T8">user agent</text:span></text:p>
            </text:list-item>
            <text:list-item>
              <text:p text:style-name="P24"><text:span text:style-name="T8">session ttl</text:span></text:p>
            </text:list-item>
            <text:list-item>
              <text:p text:style-name="P24"><text:span text:style-name="T8">started_at:</text:span></text:p>
            </text:list-item>
            <text:list-item>
              <text:p text:style-name="P24"><text:span text:style-name="T8">closed_at:</text:span></text:p>
            </text:list-item>
            <text:list-item>
              <text:p text:style-name="P24"><text:span text:style-name="T8">access_tokens: []</text:span></text:p>
            </text:list-item>
            <text:list-item>
              <text:p text:style-name="P24"><text:span text:style-name="T8">activities:[]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3" draw:text-style-name="P23" draw:layer="layout" draw:type="line" svg:x1="26.857cm" svg:y1="4.69cm" svg:x2="25.276cm" svg:y2="5.399cm" draw:start-shape="id41" draw:start-glue-point="2" draw:end-shape="id42" draw:end-glue-point="0" svg:d="M26857 4690l-1581 709" svg:viewBox="0 0 1582 710">
          <text:p/>
        </draw:connector>
        <draw:connector draw:style-name="gr54" draw:text-style-name="P23" draw:layer="layout" draw:type="line" svg:x1="26.857cm" svg:y1="4.69cm" svg:x2="28.189cm" svg:y2="5.399cm" draw:start-shape="id41" draw:start-glue-point="2" draw:end-shape="id43" draw:end-glue-point="0" svg:d="M26857 4690l1332 709" svg:viewBox="0 0 1333 710">
          <text:p/>
        </draw:connector>
        <draw:connector draw:style-name="gr55" draw:text-style-name="P23" draw:layer="layout" draw:type="line" svg:x1="23.692cm" svg:y1="1.217cm" svg:x2="24.952cm" svg:y2="2.845cm" draw:start-shape="id14" draw:start-glue-point="1" draw:end-shape="id41" svg:d="M23692 1217l1260 1628" svg:viewBox="0 0 1261 1629">
          <text:p/>
        </draw:connector>
        <draw:connector draw:style-name="gr56" draw:text-style-name="P23" draw:layer="layout" draw:type="line" svg:x1="23.692cm" svg:y1="1.217cm" svg:x2="24.952cm" svg:y2="11.04cm" draw:start-shape="id14" draw:start-glue-point="1" draw:end-shape="id44" draw:end-glue-point="3" svg:d="M23692 1217l1260 9823" svg:viewBox="0 0 1261 9824">
          <text:p/>
        </draw:connector>
        <draw:connector draw:style-name="gr57" draw:text-style-name="P23" draw:layer="layout" draw:type="line" svg:x1="23.692cm" svg:y1="2.228cm" svg:x2="24.952cm" svg:y2="2.845cm" draw:start-shape="id15" draw:start-glue-point="1" draw:end-shape="id41" svg:d="M23692 2228l1260 617" svg:viewBox="0 0 1261 618">
          <text:p/>
        </draw:connector>
        <draw:connector draw:style-name="gr58" draw:text-style-name="P23" draw:layer="layout" draw:type="line" svg:x1="23.692cm" svg:y1="3.238cm" svg:x2="24.952cm" svg:y2="2.845cm" draw:start-shape="id45" draw:start-glue-point="1" draw:end-shape="id41" draw:end-glue-point="3" svg:d="M23692 3238l1260-393" svg:viewBox="0 0 1261 394">
          <text:p/>
        </draw:connector>
        <draw:connector draw:style-name="gr59" draw:text-style-name="P23" draw:layer="layout" draw:type="line" svg:x1="23.692cm" svg:y1="4.249cm" svg:x2="24.952cm" svg:y2="11.04cm" draw:start-shape="id19" draw:start-glue-point="1" draw:end-shape="id44" draw:end-glue-point="3" svg:d="M23692 4249l1260 6791" svg:viewBox="0 0 1261 6792">
          <text:p/>
        </draw:connector>
        <draw:connector draw:style-name="gr60" draw:text-style-name="P23" draw:layer="layout" draw:type="line" svg:x1="23.692cm" svg:y1="5.26cm" svg:x2="24.952cm" svg:y2="11.04cm" draw:start-shape="id20" draw:start-glue-point="1" draw:end-shape="id44" draw:end-glue-point="3" svg:d="M23692 5260l1260 5780" svg:viewBox="0 0 1261 5781">
          <text:p/>
        </draw:connector>
        <draw:connector draw:style-name="gr61" draw:text-style-name="P23" draw:layer="layout" draw:type="line" svg:x1="23.692cm" svg:y1="6.27cm" svg:x2="24.952cm" svg:y2="11.04cm" draw:start-shape="id17" draw:start-glue-point="1" draw:end-shape="id44" draw:end-glue-point="3" svg:d="M23692 6270l1260 4770" svg:viewBox="0 0 1261 4771">
          <text:p/>
        </draw:connector>
        <draw:connector draw:style-name="gr62" draw:text-style-name="P23" draw:layer="layout" draw:type="line" svg:x1="23.692cm" svg:y1="7.281cm" svg:x2="24.952cm" svg:y2="11.04cm" draw:start-shape="id22" draw:start-glue-point="1" draw:end-shape="id44" draw:end-glue-point="3" svg:d="M23692 7281l1260 3759" svg:viewBox="0 0 1261 3760">
          <text:p/>
        </draw:connector>
        <draw:connector draw:style-name="gr63" draw:text-style-name="P23" draw:layer="layout" draw:type="line" svg:x1="23.692cm" svg:y1="8.291cm" svg:x2="24.952cm" svg:y2="11.04cm" draw:start-shape="id24" draw:start-glue-point="1" draw:end-shape="id44" draw:end-glue-point="3" svg:d="M23692 8291l1260 2749" svg:viewBox="0 0 1261 2750">
          <text:p/>
        </draw:connector>
        <draw:connector draw:style-name="gr64" draw:text-style-name="P23" draw:layer="layout" draw:type="line" svg:x1="23.692cm" svg:y1="9.302cm" svg:x2="24.952cm" svg:y2="11.04cm" draw:start-shape="id26" draw:start-glue-point="1" draw:end-shape="id44" draw:end-glue-point="3" svg:d="M23692 9302l1260 1738" svg:viewBox="0 0 1261 1739">
          <text:p/>
        </draw:connector>
        <draw:connector draw:style-name="gr65" draw:text-style-name="P23" draw:layer="layout" draw:type="line" svg:x1="23.692cm" svg:y1="10.313cm" svg:x2="24.952cm" svg:y2="11.04cm" draw:start-shape="id29" draw:start-glue-point="1" draw:end-shape="id44" draw:end-glue-point="3" svg:d="M23692 10313l1260 727" svg:viewBox="0 0 1261 728">
          <text:p/>
        </draw:connector>
        <draw:connector draw:style-name="gr66" draw:text-style-name="P23" draw:layer="layout" draw:type="line" svg:x1="23.692cm" svg:y1="11.323cm" svg:x2="24.952cm" svg:y2="11.04cm" draw:start-shape="id28" draw:start-glue-point="1" draw:end-shape="id44" draw:end-glue-point="3" svg:d="M23692 11323l1260-283" svg:viewBox="0 0 1261 284">
          <text:p/>
        </draw:connector>
        <draw:connector draw:style-name="gr67" draw:text-style-name="P23" draw:layer="layout" draw:type="line" svg:x1="23.692cm" svg:y1="12.334cm" svg:x2="24.952cm" svg:y2="15.338cm" draw:start-shape="id31" draw:start-glue-point="1" draw:end-shape="id46" draw:end-glue-point="3" svg:d="M23692 12334l1260 3004" svg:viewBox="0 0 1261 3005">
          <text:p/>
        </draw:connector>
        <draw:connector draw:style-name="gr68" draw:text-style-name="P23" draw:layer="layout" draw:type="line" svg:x1="23.692cm" svg:y1="13.345cm" svg:x2="24.952cm" svg:y2="15.338cm" draw:start-shape="id32" draw:start-glue-point="1" draw:end-shape="id46" draw:end-glue-point="3" svg:d="M23692 13345l1260 1993" svg:viewBox="0 0 1261 1994">
          <text:p/>
        </draw:connector>
        <draw:connector draw:style-name="gr69" draw:text-style-name="P23" draw:layer="layout" draw:type="line" svg:x1="23.692cm" svg:y1="14.355cm" svg:x2="24.952cm" svg:y2="15.338cm" draw:start-shape="id47" draw:start-glue-point="1" draw:end-shape="id46" svg:d="M23692 14355l1260 983" svg:viewBox="0 0 1261 984">
          <text:p/>
        </draw:connector>
        <draw:connector draw:style-name="gr70" draw:text-style-name="P23" draw:layer="layout" draw:type="line" svg:x1="23.692cm" svg:y1="15.366cm" svg:x2="24.952cm" svg:y2="15.338cm" draw:start-shape="id34" draw:start-glue-point="1" draw:end-shape="id46" draw:end-glue-point="3" svg:d="M23692 15366l1260-28" svg:viewBox="0 0 1261 29">
          <text:p/>
        </draw:connector>
        <draw:connector draw:style-name="gr71" draw:text-style-name="P23" draw:layer="layout" draw:type="line" svg:x1="23.692cm" svg:y1="16.376cm" svg:x2="24.952cm" svg:y2="15.338cm" draw:start-shape="id36" draw:start-glue-point="1" draw:end-shape="id46" draw:end-glue-point="3" svg:d="M23692 16376l1260-1038" svg:viewBox="0 0 1261 1039">
          <text:p/>
        </draw:connector>
        <draw:connector draw:style-name="gr72" draw:text-style-name="P23" draw:layer="layout" draw:type="line" svg:x1="23.692cm" svg:y1="17.387cm" svg:x2="24.952cm" svg:y2="15.338cm" draw:start-shape="id40" draw:start-glue-point="1" draw:end-shape="id46" draw:end-glue-point="3" svg:d="M23692 17387l1260-2049" svg:viewBox="0 0 1261 2050">
          <text:p/>
        </draw:connector>
        <draw:connector draw:style-name="gr73" draw:text-style-name="P23" draw:layer="layout" draw:type="line" svg:x1="23.692cm" svg:y1="18.398cm" svg:x2="24.952cm" svg:y2="15.338cm" draw:start-shape="id38" draw:start-glue-point="1" draw:end-shape="id46" draw:end-glue-point="3" svg:d="M23692 18398l1260-3060" svg:viewBox="0 0 1261 3061">
          <text:p/>
        </draw:connector>
        <draw:connector draw:style-name="gr74" draw:text-style-name="P23" draw:layer="layout" draw:type="line" svg:x1="23.692cm" svg:y1="19.408cm" svg:x2="24.952cm" svg:y2="18.638cm" draw:start-shape="id48" draw:start-glue-point="1" draw:end-shape="id49" draw:end-glue-point="3" svg:d="M23692 19408l1260-770" svg:viewBox="0 0 1261 771">
          <text:p/>
        </draw:connector>
        <draw:connector draw:style-name="gr75" draw:text-style-name="P23" draw:layer="layout" draw:type="line" svg:x1="23.692cm" svg:y1="20.417cm" svg:x2="24.952cm" svg:y2="18.638cm" draw:start-shape="id50" draw:start-glue-point="1" draw:end-shape="id49" draw:end-glue-point="3" svg:d="M23692 20417l1260-1779" svg:viewBox="0 0 1261 1780">
          <text:p/>
        </draw:connector>
        <draw:connector draw:style-name="gr76" draw:text-style-name="P23" draw:layer="layout" draw:type="line" svg:x1="9.382cm" svg:y1="6.359cm" svg:x2="19.247cm" svg:y2="5.26cm" draw:start-shape="id51" draw:start-glue-point="3" draw:end-shape="id20" svg:d="M9382 6359l9865-1099" svg:viewBox="0 0 9866 1100">
          <text:p/>
        </draw:connector>
        <draw:connector draw:style-name="gr77" draw:text-style-name="P23" draw:layer="layout" draw:type="line" svg:x1="9.392cm" svg:y1="6.364cm" svg:x2="19.247cm" svg:y2="13.345cm" draw:start-shape="id6" draw:end-shape="id32" draw:end-glue-point="3" svg:d="M9392 6364l9855 6981" svg:viewBox="0 0 9856 6982">
          <text:p/>
        </draw:connector>
        <draw:connector draw:style-name="gr78" draw:text-style-name="P23" draw:layer="layout" draw:type="line" svg:x1="9.392cm" svg:y1="7.604cm" svg:x2="19.247cm" svg:y2="13.345cm" draw:start-shape="id8" draw:end-shape="id32" draw:end-glue-point="3" svg:d="M9392 7604l9855 5741" svg:viewBox="0 0 9856 5742">
          <text:p/>
        </draw:connector>
        <draw:connector draw:style-name="gr79" draw:text-style-name="P23" draw:layer="layout" draw:type="line" svg:x1="9.392cm" svg:y1="13.908cm" svg:x2="19.247cm" svg:y2="13.345cm" draw:start-shape="id12" draw:end-shape="id32" draw:end-glue-point="3" svg:d="M9392 13908l9855-563" svg:viewBox="0 0 9856 564">
          <text:p/>
        </draw:connector>
        <draw:connector draw:style-name="gr80" draw:text-style-name="P23" draw:layer="layout" draw:type="line" svg:x1="9.392cm" svg:y1="7.604cm" svg:x2="19.247cm" svg:y2="5.26cm" draw:start-shape="id8" draw:end-shape="id20" svg:d="M9392 7604l9855-2344" svg:viewBox="0 0 9856 234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4T13:15:37.309147334</meta:creation-date>
    <dc:date>2022-07-15T12:04:37.310559467</dc:date>
    <meta:editing-duration>PT13M4S</meta:editing-duration>
    <meta:editing-cycles>4</meta:editing-cycles>
    <meta:generator>LibreOffice/7.3.4.2$Linux_X86_64 LibreOffice_project/30$Build-2</meta:generator>
    <meta:document-statistic meta:object-count="161"/>
  </office:meta>
</office:document-meta>
</file>